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1054ef" officeooo:paragraph-rsid="0013851d"/>
    </style:style>
    <style:style style:name="P2" style:family="paragraph" style:parent-style-name="Text_20_body" style:list-style-name="L2">
      <style:paragraph-properties>
        <style:tab-stops>
          <style:tab-stop style:position="10.821cm"/>
        </style:tab-stops>
      </style:paragraph-properties>
      <style:text-properties officeooo:rsid="001541f6" officeooo:paragraph-rsid="001541f6"/>
    </style:style>
    <style:style style:name="P3" style:family="paragraph" style:parent-style-name="Text_20_body" style:list-style-name="L2">
      <style:paragraph-properties>
        <style:tab-stops>
          <style:tab-stop style:position="10.821cm"/>
        </style:tab-stops>
      </style:paragraph-properties>
      <style:text-properties officeooo:rsid="001fd03e" officeooo:paragraph-rsid="001fd03e"/>
    </style:style>
    <style:style style:name="P4" style:family="paragraph" style:parent-style-name="Text_20_body" style:list-style-name="L2">
      <style:paragraph-properties>
        <style:tab-stops>
          <style:tab-stop style:position="10.821cm"/>
        </style:tab-stops>
      </style:paragraph-properties>
      <style:text-properties officeooo:rsid="0023e496" officeooo:paragraph-rsid="00360d3a"/>
    </style:style>
    <style:style style:name="P5" style:family="paragraph" style:parent-style-name="Text_20_body" style:list-style-name="L2">
      <style:paragraph-properties>
        <style:tab-stops>
          <style:tab-stop style:position="10.821cm"/>
        </style:tab-stops>
      </style:paragraph-properties>
      <style:text-properties officeooo:rsid="00340d3b" officeooo:paragraph-rsid="00340d3b"/>
    </style:style>
    <style:style style:name="P6" style:family="paragraph" style:parent-style-name="Text_20_body" style:list-style-name="L2">
      <style:paragraph-properties>
        <style:tab-stops>
          <style:tab-stop style:position="10.821cm"/>
        </style:tab-stops>
      </style:paragraph-properties>
      <style:text-properties officeooo:rsid="003ffe50" officeooo:paragraph-rsid="003ffe50"/>
    </style:style>
    <style:style style:name="P7" style:family="paragraph" style:parent-style-name="Text_20_body" style:list-style-name="L2">
      <style:paragraph-properties>
        <style:tab-stops>
          <style:tab-stop style:position="10.821cm"/>
        </style:tab-stops>
      </style:paragraph-properties>
      <style:text-properties officeooo:rsid="004372db" officeooo:paragraph-rsid="004372db"/>
    </style:style>
    <style:style style:name="T1" style:family="text">
      <style:text-properties officeooo:rsid="000f6d4b"/>
    </style:style>
    <style:style style:name="T2" style:family="text">
      <style:text-properties officeooo:rsid="000ff43e"/>
    </style:style>
    <style:style style:name="T3" style:family="text">
      <style:text-properties officeooo:rsid="00123324"/>
    </style:style>
    <style:style style:name="T4" style:family="text">
      <style:text-properties officeooo:rsid="0012e924"/>
    </style:style>
    <style:style style:name="T5" style:family="text">
      <style:text-properties officeooo:rsid="0017dd11"/>
    </style:style>
    <style:style style:name="T6" style:family="text">
      <style:text-properties officeooo:rsid="00198895"/>
    </style:style>
    <style:style style:name="T7" style:family="text">
      <style:text-properties officeooo:rsid="001dc73b"/>
    </style:style>
    <style:style style:name="T8" style:family="text">
      <style:text-properties officeooo:rsid="00214462"/>
    </style:style>
    <style:style style:name="T9" style:family="text">
      <style:text-properties officeooo:rsid="002339a2"/>
    </style:style>
    <style:style style:name="T10" style:family="text">
      <style:text-properties fo:font-weight="bold" style:font-weight-asian="bold" style:font-weight-complex="bold"/>
    </style:style>
    <style:style style:name="T11" style:family="text">
      <style:text-properties fo:font-weight="bold" officeooo:rsid="002339a2" style:font-weight-asian="bold" style:font-weight-complex="bold"/>
    </style:style>
    <style:style style:name="T12" style:family="text">
      <style:text-properties fo:font-weight="bold" officeooo:rsid="0017dd11" style:font-weight-asian="bold" style:font-weight-complex="bold"/>
    </style:style>
    <style:style style:name="T13" style:family="text">
      <style:text-properties fo:font-weight="bold" officeooo:rsid="0028f61c" style:font-weight-asian="bold" style:font-weight-complex="bold"/>
    </style:style>
    <style:style style:name="T14" style:family="text">
      <style:text-properties fo:font-weight="bold" officeooo:rsid="00361341" style:font-weight-asian="bold" style:font-weight-complex="bold"/>
    </style:style>
    <style:style style:name="T15" style:family="text">
      <style:text-properties fo:font-weight="bold" officeooo:rsid="003931f7" style:font-weight-asian="bold" style:font-weight-complex="bold"/>
    </style:style>
    <style:style style:name="T16" style:family="text">
      <style:text-properties officeooo:rsid="002463d6"/>
    </style:style>
    <style:style style:name="T17" style:family="text">
      <style:text-properties officeooo:rsid="002650f3"/>
    </style:style>
    <style:style style:name="T18" style:family="text">
      <style:text-properties officeooo:rsid="0028f61c"/>
    </style:style>
    <style:style style:name="T19" style:family="text">
      <style:text-properties officeooo:rsid="002ad841"/>
    </style:style>
    <style:style style:name="T20" style:family="text">
      <style:text-properties officeooo:rsid="00360d3a"/>
    </style:style>
    <style:style style:name="T21" style:family="text">
      <style:text-properties officeooo:rsid="00361341"/>
    </style:style>
    <style:style style:name="T22" style:family="text">
      <style:text-properties officeooo:rsid="00364e0b"/>
    </style:style>
    <style:style style:name="T23" style:family="text">
      <style:text-properties officeooo:rsid="0037e65c"/>
    </style:style>
    <style:style style:name="T24" style:family="text">
      <style:text-properties officeooo:rsid="004185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Should Christians Respond To Evil</text:h>
      <text:h text:style-name="Heading_20_3" text:outline-level="3"><text:a xlink:type="simple" xlink:href="https://johnstott.org/work/how-should-christians-respond-to-evil/" text:style-name="Internet_20_link" text:visited-style-name="Visited_20_Internet_20_Link">https://johnstott.org/work/how-should-christians-respond-to-evil/</text:a></text:h>
      <text:list xml:id="list2573874156" text:style-name="L1">
        <text:list-item>
          <text:p text:style-name="P1">Evil <text:span text:style-name="T6">and evil doers</text:span> surround us. We see terrorism, wars, corruption, theft, murder<text:span text:style-name="T7">s</text:span> and others. How should Christians respond to this evil? <text:s/><text:span text:style-name="T3">Should it be the same as non Christians? </text:span><text:span text:style-name="T4">The verses below in Romans have the answers:</text:span></text:p>
          <text:list>
            <text:list-item>
              <text:p text:style-name="P1"><text:span text:style-name="T1">Romans 12:9, 14, 17, 19, 21</text:span></text:p>
            </text:list-item>
            <text:list-item>
              <text:p text:style-name="P1"><text:span text:style-name="T2">Romans 13:3-4</text:span></text:p>
            </text:list-item>
          </text:list>
        </text:list-item>
      </text:list>
      <text:list xml:id="list1339336816" text:style-name="L2">
        <text:list-item>
          <text:p text:style-name="P2">We should <text:span text:style-name="T5">love what is good and hate evil </text:span><text:span text:style-name="T12">(Romans12:9)</text:span></text:p>
        </text:list-item>
        <text:list-item>
          <text:p text:style-name="P3">We should not deal with evil in our won, rather we should leave it to God. <text:span text:style-name="T8">Let’s bless but not curse those who do evil, let’s repay evil with with good. Evil should be conquered with good </text:span><text:span text:style-name="T11">(Romans 12:14, 17, 19, 21)</text:span><text:span text:style-name="T9">. It is in human nature to seek revenge but us Christians who are led by the Spirit should not succumb to the fallen human nature, rather we should allow the Spirit to direct us and do as mentioned by the verses above.</text:span></text:p>
        </text:list-item>
        <text:list-item>
          <text:p text:style-name="P4">Should we wait for the last day for the Lord to punish evil. No! The judicial systems are God’s agents to deal with evil and they should do just that. Unfortunately some judicial systems are now under the control of the evil, <text:span text:style-name="T16">hence, <text:s/>evil is going unpunished </text:span><text:span text:style-name="T17">accordingly.</text:span></text:p>
        </text:list-item>
        <text:list-item>
          <text:p text:style-name="P4"><text:span text:style-name="T13">1 Peter 2:23</text:span><text:span text:style-name="T18"> </text:span><text:span text:style-name="T19">is how Christ responde</text:span><text:span text:style-name="T20">d</text:span><text:span text:style-name="T19"> to evil hurled at him and as followers of Christ we need to do the same.</text:span></text:p>
        </text:list-item>
        <text:list-item>
          <text:p text:style-name="P5">Evil should be overcome and not it to overcome us. It should be overcome by good <text:span text:style-name="T10">(Romans12:21)</text:span>. <text:span text:style-name="T14">Matthew5:4</text:span><text:span text:style-name="T15">3-48</text:span><text:span text:style-name="T21"> </text:span><text:span text:style-name="T22">also shows how we should overcome evil with evil, by loving our </text:span><text:span text:style-name="T23">enemies.</text:span></text:p>
        </text:list-item>
        <text:list-item>
          <text:p text:style-name="P6">To repay good with evil is devilish, to repay evil with evil is human nature and to repay evil with good is d<text:span text:style-name="T24">ivine.</text:span></text:p>
        </text:list-item>
        <text:list-item>
          <text:p text:style-name="P7">Romans 3:25-26 and 5:8, the cross of Jesus is a demonstration of God’s righteousness, justice and love for 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5T10:08:25.683624214</meta:creation-date>
    <dc:date>2022-05-15T11:20:36.971002450</dc:date>
    <meta:editing-duration>PT1H1M41S</meta:editing-duration>
    <meta:editing-cycles>39</meta:editing-cycles>
    <meta:generator>LibreOffice/6.4.7.2$Linux_X86_64 LibreOffice_project/40$Build-2</meta:generator>
    <meta:document-statistic meta:table-count="0" meta:image-count="0" meta:object-count="0" meta:page-count="1" meta:paragraph-count="12" meta:word-count="301" meta:character-count="1652" meta:non-whitespace-character-count="1371"/>
  </office:meta>
</office:document-meta>
</file>